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288" calcext:value-type="float">
            <text:p>80.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288" calcext:value-type="float">
            <text:p>80.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424" calcext:value-type="float">
            <text:p>79.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201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952" calcext:value-type="float">
            <text:p>79.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904" calcext:value-type="float">
            <text:p>79.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200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712" calcext:value-type="float">
            <text:p>79.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200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744" calcext:value-type="float">
            <text:p>82.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904" calcext:value-type="float">
            <text:p>79.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6" calcext:value-type="float">
            <text:p>86.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199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9368" calcext:value-type="float">
            <text:p>84.8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199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8368" calcext:value-type="float">
            <text:p>84.4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199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6672" calcext:value-type="float">
            <text:p>81.5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5808" calcext:value-type="float">
            <text:p>79.2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4976" calcext:value-type="float">
            <text:p>78.6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3864" calcext:value-type="float">
            <text:p>79.6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7456" calcext:value-type="float">
            <text:p>79.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198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198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198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198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197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4808" calcext:value-type="float">
            <text:p>78.8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197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0384" calcext:value-type="float">
            <text:p>78.5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202</text:p>
          </table:table-cell>
          <table:table-cell office:value-type="string" calcext:value-type="string">
            <text:p>197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06952" calcext:value-type="float">
            <text:p>80.0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